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Title">
      <style:text-properties officeooo:rsid="000fab7e" officeooo:paragraph-rsid="000fab7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break-before="page"/>
      <style:text-properties officeooo:rsid="000fab7e" officeooo:paragraph-rsid="000fab7e"/>
    </style:style>
    <style:style style:name="P6" style:family="paragraph" style:parent-style-name="Subtitle">
      <style:text-properties officeooo:rsid="000fab7e" officeooo:paragraph-rsid="000fab7e"/>
    </style:style>
    <style:style style:name="P7" style:family="paragraph" style:parent-style-name="Text_20_body">
      <style:text-properties officeooo:rsid="000fab7e" officeooo:paragraph-rsid="000fab7e"/>
    </style:style>
    <style:style style:name="P8" style:family="paragraph" style:parent-style-name="Text_20_body">
      <style:text-properties officeooo:rsid="000fb0c2" officeooo:paragraph-rsid="000fb0c2"/>
    </style:style>
    <style:style style:name="P9" style:family="paragraph" style:parent-style-name="Text_20_body">
      <style:text-properties officeooo:rsid="000fb0c2" officeooo:paragraph-rsid="0015561e"/>
    </style:style>
    <style:style style:name="P10" style:family="paragraph" style:parent-style-name="Text_20_body">
      <style:text-properties officeooo:rsid="0010e5cc" officeooo:paragraph-rsid="0010e5cc"/>
    </style:style>
    <style:style style:name="P11" style:family="paragraph" style:parent-style-name="Text_20_body">
      <style:text-properties officeooo:rsid="0010e5cc" officeooo:paragraph-rsid="0011a3e4"/>
    </style:style>
    <style:style style:name="P12" style:family="paragraph" style:parent-style-name="Text_20_body">
      <style:text-properties officeooo:rsid="0011a3e4" officeooo:paragraph-rsid="0011a3e4"/>
    </style:style>
    <style:style style:name="P13" style:family="paragraph" style:parent-style-name="Text_20_body">
      <style:text-properties officeooo:rsid="0015c143" officeooo:paragraph-rsid="0015c143"/>
    </style:style>
    <style:style style:name="P14" style:family="paragraph" style:parent-style-name="Text_20_body">
      <style:text-properties officeooo:rsid="001611b2" officeooo:paragraph-rsid="001611b2"/>
    </style:style>
    <style:style style:name="P15" style:family="paragraph" style:parent-style-name="Text_20_body">
      <style:text-properties officeooo:paragraph-rsid="001611b2"/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text-align="center" style:justify-single-word="false" fo:break-before="page"/>
      <style:text-properties officeooo:rsid="000fb0c2" officeooo:paragraph-rsid="000fb0c2"/>
    </style:style>
    <style:style style:name="P18" style:family="paragraph" style:parent-style-name="Heading_20_1">
      <style:paragraph-properties fo:text-align="center" style:justify-single-word="false" fo:break-before="page"/>
    </style:style>
    <style:style style:name="P19" style:family="paragraph" style:parent-style-name="Text_20_body">
      <style:text-properties officeooo:rsid="0015c143" officeooo:paragraph-rsid="0015c143"/>
    </style:style>
    <style:style style:name="P20" style:family="paragraph" style:parent-style-name="Text_20_body">
      <style:text-properties officeooo:rsid="0015c143" officeooo:paragraph-rsid="001b1a72"/>
    </style:style>
    <style:style style:name="P21" style:family="paragraph" style:parent-style-name="Text_20_body">
      <style:paragraph-properties fo:text-align="start" style:justify-single-word="false"/>
    </style:style>
    <style:style style:name="P22" style:family="paragraph" style:parent-style-name="Heading_20_2">
      <style:text-properties officeooo:rsid="000fb0c2" officeooo:paragraph-rsid="000fb0c2"/>
    </style:style>
    <style:style style:name="P23" style:family="paragraph" style:parent-style-name="Heading_20_2">
      <style:text-properties officeooo:rsid="0010e5cc" officeooo:paragraph-rsid="0010e5cc"/>
    </style:style>
    <style:style style:name="T1" style:family="text">
      <style:text-properties officeooo:rsid="0010e5cc"/>
    </style:style>
    <style:style style:name="T2" style:family="text">
      <style:text-properties officeooo:rsid="0011a3e4"/>
    </style:style>
    <style:style style:name="T3" style:family="text">
      <style:text-properties officeooo:rsid="0015561e"/>
    </style:style>
    <style:style style:name="T4" style:family="text">
      <style:text-properties officeooo:rsid="001611b2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officeooo:rsid="001611b2" style:font-size-asian="12pt" style:font-size-complex="12pt"/>
    </style:style>
    <style:style style:name="T7" style:family="text">
      <style:text-properties style:font-name="Liberation Serif" officeooo:rsid="001611b2"/>
    </style:style>
    <style:style style:name="T8" style:family="text">
      <style:text-properties officeooo:rsid="001b1a7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tion Développeurs</text:p>
      <text:p text:style-name="P6">GeoNature suivi flore territoire mobile</text:p>
      <text:p text:style-name="P7"/>
      <text:p text:style-name="P7"/>
      <text:p text:style-name="P7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"><text:a xlink:type="simple" xlink:href="#__RefHeading___Toc153_884741501" text:style-name="Index_20_Link" text:visited-style-name="Index_20_Link">Préambule<text:tab/>3</text:a></text:p>
          <text:p text:style-name="P2"><text:a xlink:type="simple" xlink:href="#__RefHeading___Toc173_884741501" text:style-name="Index_20_Link" text:visited-style-name="Index_20_Link">Ionic - cordova<text:tab/>3</text:a></text:p>
          <text:p text:style-name="P16"><text:a xlink:type="simple" xlink:href="#__RefHeading___Toc239_884741501" text:style-name="Index_20_Link" text:visited-style-name="Index_20_Link">Quelques commandes utiles<text:tab/>3</text:a></text:p>
          <text:p text:style-name="P16"><text:a xlink:type="simple" xlink:href="#__RefHeading___Toc241_884741501" text:style-name="Index_20_Link" text:visited-style-name="Index_20_Link">Lien vers la doc d’Ionic (v4)<text:tab/>3</text:a></text:p>
          <text:p text:style-name="P2"><text:a xlink:type="simple" xlink:href="#__RefHeading___Toc175_884741501" text:style-name="Index_20_Link" text:visited-style-name="Index_20_Link">Applications sous Ionic<text:tab/>3</text:a></text:p>
          <text:p text:style-name="P4"><text:a xlink:type="simple" xlink:href="#__RefHeading___Toc215_884741501" text:style-name="Index_20_Link" text:visited-style-name="Index_20_Link">Librairies<text:tab/>4</text:a></text:p>
          <text:p text:style-name="P2"><text:a xlink:type="simple" xlink:href="#__RefHeading___Toc217_884741501" text:style-name="Index_20_Link" text:visited-style-name="Index_20_Link">Ajouter une librairie<text:tab/>4</text:a></text:p>
          <text:p text:style-name="P2"><text:a xlink:type="simple" xlink:href="#__RefHeading___Toc219_884741501" text:style-name="Index_20_Link" text:visited-style-name="Index_20_Link">Librairie utilisées<text:tab/>4</text:a></text:p>
          <text:p text:style-name="P4"><text:a xlink:type="simple" xlink:href="#__RefHeading___Toc221_884741501" text:style-name="Index_20_Link" text:visited-style-name="Index_20_Link">Code<text:tab/>5</text:a></text:p>
        </text:index-body>
      </text:table-of-content>
      <text:p text:style-name="P7"/>
      <text:p text:style-name="P7"/>
      <text:h text:style-name="P17" text:outline-level="1"><text:bookmark-start text:name="__RefHeading___Toc153_884741501"/>Préambule<text:bookmark-end text:name="__RefHeading___Toc153_884741501"/></text:h>
      <text:h text:style-name="P22" text:outline-level="2"><text:bookmark-start text:name="__RefHeading___Toc173_884741501"/>Ionic - cordova<text:bookmark-end text:name="__RefHeading___Toc173_884741501"/></text:h>
      <text:h text:style-name="Heading_20_3" text:outline-level="3"><text:bookmark-start text:name="__RefHeading___Toc239_884741501"/><text:span text:style-name="T4">Quelques c</text:span>ommandes utiles<text:bookmark-end text:name="__RefHeading___Toc239_884741501"/></text:h>
      <text:p text:style-name="P8">- ionic generate (ce dont on a besoin) : créé une page, un service, ou autre</text:p>
      <text:p text:style-name="P8">- ionic serve : lance la version web de l’application</text:p>
      <text:p text:style-name="P8">- ionic cordova build (plateforme) : build l’application pour la plateforme choisie</text:p>
      <text:p text:style-name="P8">- ionic cordova run (plateforme) : build l’application pour la plateforme choisie, puis la lance sur un terminal de ladite plateforme</text:p>
      <text:p text:style-name="P9">- <text:span text:style-name="T3">ionic cordova ressource (plateforme) : utilise les fichiers /(dossier de l’application)/resources/icon.png et /(dossier de l’application)/resources/splash.png pour générer des icon et splash personnalisés pour l’application</text:span></text:p>
      <text:h text:style-name="Heading_20_3" text:outline-level="3"><text:bookmark-start text:name="__RefHeading___Toc241_884741501"/>Lien vers la doc d’Ionic (v4)<text:bookmark-end text:name="__RefHeading___Toc241_884741501"/></text:h>
      <text:p text:style-name="P14"><text:a xlink:type="simple" xlink:href="https://ionicframework.com/docs" text:style-name="Internet_20_link" text:visited-style-name="Visited_20_Internet_20_Link">https://ionicframework.com/docs</text:a> </text:p>
      <text:h text:style-name="P23" text:outline-level="2"><text:bookmark-start text:name="__RefHeading___Toc175_884741501"/>Applications sous Ionic<text:bookmark-end text:name="__RefHeading___Toc175_884741501"/></text:h>
      <text:p text:style-name="P10">Le fichier : <text:line-break/>/(dossier de l’application)/config.xml <text:line-break/>équivaut a l’androidManifest.xml sur android (a peu près)</text:p>
      <text:p text:style-name="P11"><text:span text:style-name="T2">L</text:span>es variables d’environnements sont dans : <text:line-break/>/(dossier de l’application)/<text:span text:style-name="T2">src/</text:span>environments/environment.ts <text:line-break/>et <text:line-break/>/(dossier de l’application)/<text:span text:style-name="T2">src/</text:span>environments/environment.prod.ts <text:line-break/><text:span text:style-name="T2">(on se s’en sert pas dans cette appli pour le moment)</text:span></text:p>
      <text:p text:style-name="P12">Les code de l’application vont dans :<text:line-break/><text:span text:style-name="T1">/(dossier de l’application)/</text:span>src/app/ <text:line-break/>(c’est géré automatiquement avec ionic generate)</text:p>
      <text:p text:style-name="P12">Les assets sont dans : <text:line-break/><text:span text:style-name="T1">/(dossier de l’application)/</text:span>src/assets/ <text:line-break/>(bon c’est évident)</text:p>
      <text:p text:style-name="P12"/>
      <text:h text:style-name="P18" text:outline-level="1"><text:bookmark-start text:name="__RefHeading___Toc215_884741501"/>Librairies<text:bookmark-end text:name="__RefHeading___Toc215_884741501"/></text:h>
      <text:h text:style-name="Heading_20_2" text:outline-level="2"><text:bookmark-start text:name="__RefHeading___Toc217_884741501"/>Ajouter une librairie<text:bookmark-end text:name="__RefHeading___Toc217_884741501"/></text:h>
      <text:p text:style-name="P14">Si la librairie n’implique pas d’utiliser des fonctions natives de l’appareil, un npm install suffit</text:p>
      <text:p text:style-name="P15"><text:span text:style-name="T4">Si la librairie en implique, vous devrez utiliser la commande</text:span><text:span text:style-name="T7"> </text:span><text:span text:style-name="T5">ionic cordova plugin add </text:span><text:span text:style-name="T6">(mais généralement la doc d’ionic vous dira précisément quelle commande exécuter)</text:span></text:p>
      <text:h text:style-name="Heading_20_2" text:outline-level="2"><text:bookmark-start text:name="__RefHeading___Toc219_884741501"/>Librairie utilisées<text:bookmark-end text:name="__RefHeading___Toc219_884741501"/></text:h>
      <text:p text:style-name="P20">@angular-devkit/build-angular: 0.13.8</text:p>
      <text:p text:style-name="P20">@angular/common: 7.2.13</text:p>
      <text:p text:style-name="P13">@angular/core: 7.2.13</text:p>
      <text:p text:style-name="P13">@angular/forms: 7.2.13</text:p>
      <text:p text:style-name="P13">@angular/http: 7.2.13</text:p>
      <text:p text:style-name="P20">@angular/platform-browser: 7.2.13</text:p>
      <text:p text:style-name="P20">@angular/platform-browser-dynamic: 7.2.13</text:p>
      <text:p text:style-name="P13">@angular/router: 7.2.13</text:p>
      <text:p text:style-name="P13">@ionic-native/app-preferences: 5.5.0</text:p>
      <text:p text:style-name="P13">@ionic-native/app-version: 5.5.0</text:p>
      <text:p text:style-name="P20">@ionic-native/core: 5.5.0</text:p>
      <text:p text:style-name="P20">@ionic-native/file: 5.5.0</text:p>
      <text:p text:style-name="P13">@ionic-native/geolocation: 5.5.0</text:p>
      <text:p text:style-name="P13">@ionic-native/ionic-webview: 5.6.1</text:p>
      <text:p text:style-name="P13">@ionic-native/network: 5.5.0</text:p>
      <text:p text:style-name="P13">@ionic-native/splash-screen: 5.5.0</text:p>
      <text:p text:style-name="P13">@ionic-native/sqlite: 5.6.1</text:p>
      <text:p text:style-name="P13">@ionic-native/status-bar: 5.5.0</text:p>
      <text:p text:style-name="P13">@ionic/angular: 4.3.0</text:p>
      <text:p text:style-name="P13">@ionic/storage: 2.2.0</text:p>
      <text:p text:style-name="P13">color: 3.1.0</text:p>
      <text:p text:style-name="P13">cordova-android: 8.0.0</text:p>
      <text:p text:style-name="P13">cordova-plugin-advanced-http: 2.0.9</text:p>
      <text:p text:style-name="P13"><text:soft-page-break/>cordova-plugin-app-version: <text:span text:style-name="T8">0</text:span>.1.9</text:p>
      <text:p text:style-name="P13">cordova-plugin-device: 2.0.2</text:p>
      <text:p text:style-name="P13">cordova-plugin-file: 6.0.1</text:p>
      <text:p text:style-name="P13">cordova-plugin-geolocation: 4.0.1</text:p>
      <text:p text:style-name="P13">cordova-plugin-ionic-keyboard: 2.1.3</text:p>
      <text:p text:style-name="P13">cordova-plugin-ionic-webview: 3.1.2</text:p>
      <text:p text:style-name="P13">cordova-plugin-network-information: 2.0.1</text:p>
      <text:p text:style-name="P13">cordova-plugin-splashscreen: 5.0.2</text:p>
      <text:p text:style-name="P13">cordova-plugin-statusbar: 2.4.2</text:p>
      <text:p text:style-name="P13">cordova-plugin-whitelist: 1.3.3</text:p>
      <text:p text:style-name="P13">cordova-sqlite-storage: 3.1.0</text:p>
      <text:p text:style-name="P13">core-js: 2.5.4</text:p>
      <text:p text:style-name="P13">help: 3.0.2</text:p>
      <text:p text:style-name="P13">karma: 4.1.0</text:p>
      <text:p text:style-name="P13">leaflet: 1.4.0</text:p>
      <text:p text:style-name="P13">leaflet-tilelayer-mbtiles-ts: 1.4.9</text:p>
      <text:p text:style-name="P13">node-sass: 4.12.0</text:p>
      <text:p text:style-name="P13">rxjs: 6.3.3</text:p>
      <text:p text:style-name="P13">sql.js: 0.5.0</text:p>
      <text:p text:style-name="P13">tar: 4.4.8</text:p>
      <text:p text:style-name="P13">zone.js: 0.8.29</text:p>
      <text:p text:style-name="P13"/>
      <text:h text:style-name="P18" text:outline-level="1"><text:bookmark-start text:name="__RefHeading___Toc221_884741501"/>Code<text:bookmark-end text:name="__RefHeading___Toc221_884741501"/></text:h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3:45:42.051326619</meta:creation-date>
    <meta:generator>LibreOffice/6.0.7.3$Linux_X86_64 LibreOffice_project/00m0$Build-3</meta:generator>
    <dc:date>2019-06-14T10:25:30.394480812</dc:date>
    <meta:editing-duration>PT2H12M2S</meta:editing-duration>
    <meta:editing-cycles>10</meta:editing-cycles>
    <meta:document-statistic meta:table-count="0" meta:image-count="0" meta:object-count="0" meta:page-count="6" meta:paragraph-count="78" meta:word-count="344" meta:character-count="2976" meta:non-whitespace-character-count="2700"/>
  </office:meta>
</office:document-meta>
</file>